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196000000FB913E7ECA.eps" manifest:media-type=""/>
  <manifest:file-entry manifest:full-path="Pictures/20000002000000B6000000BE86843C89.eps" manifest:media-type=""/>
  <manifest:file-entry manifest:full-path="Pictures/20000002000000B6000000BE2DDA67BA.eps" manifest:media-type=""/>
  <manifest:file-entry manifest:full-path="Pictures/20000002000000B6000000BE6CAE4D9C.eps" manifest:media-type=""/>
  <manifest:file-entry manifest:full-path="Pictures/20000002000000950000009CC06E0EE7.eps" manifest:media-type=""/>
  <manifest:file-entry manifest:full-path="Pictures/20000002000000F10000002F086397AA.eps" manifest:media-type=""/>
  <manifest:file-entry manifest:full-path="Pictures/TablePreview2.svm" manifest:media-type=""/>
  <manifest:file-entry manifest:full-path="Pictures/200000020000015000000093558B0DB6.eps" manifest:media-type=""/>
  <manifest:file-entry manifest:full-path="Pictures/20000002000001790000009E50856DE6.eps" manifest:media-type=""/>
  <manifest:file-entry manifest:full-path="Pictures/20000002000000B6000000BE8A4394F7.eps" manifest:media-type=""/>
  <manifest:file-entry manifest:full-path="Pictures/20000002000000850000008A08F4578F.eps" manifest:media-type=""/>
  <manifest:file-entry manifest:full-path="Pictures/20000002000000B50000006CBC42826A.eps" manifest:media-type=""/>
  <manifest:file-entry manifest:full-path="Pictures/TablePreview1.svm" manifest:media-type=""/>
  <manifest:file-entry manifest:full-path="Pictures/200000020000007A00000045A56FE9F4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DejaVu Sans2" svg:font-family="'DejaVu Sans'" style:font-family-generic="swiss"/>
    <style:font-face style:name="Liberation Sans3" svg:font-family="'Liberation Sans'" style:font-adornments="Regular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3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4.189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464cm"/>
    </style:style>
    <style:style style:name="pr7" style:family="presentation" style:parent-style-name="Default-outline1">
      <style:graphic-properties draw:textarea-vertical-align="middle" fo:min-height="5.559cm"/>
    </style:style>
    <style:style style:name="pr8" style:family="presentation" style:parent-style-name="Default-notes">
      <style:graphic-properties draw:fill-color="#ffffff" fo:min-height="14.189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title">
      <style:graphic-properties draw:auto-grow-height="true" fo:min-height="2.719cm"/>
    </style:style>
    <style:style style:name="pr11" style:family="presentation" style:parent-style-name="Default-subtitle">
      <style:graphic-properties draw:fill-color="#ffffff" draw:auto-grow-height="true" fo:min-height="12.179cm"/>
    </style:style>
    <style:style style:name="co1" style:family="table-column">
      <style:table-column-properties style:column-width="2.52cm" style:use-optimal-column-width="false"/>
    </style:style>
    <style:style style:name="co2" style:family="table-column">
      <style:table-column-properties style:column-width="2.518cm" style:use-optimal-column-width="false"/>
    </style:style>
    <style:style style:name="co3" style:family="table-column">
      <style:table-column-properties style:column-width="5.039cm" style:use-optimal-column-width="false"/>
    </style:style>
    <style:style style:name="co4" style:family="table-column">
      <style:table-column-properties style:column-width="5.043cm" style:use-optimal-column-width="false"/>
    </style:style>
    <style:style style:name="ro1" style:family="table-row">
      <style:table-row-properties style:row-height="1.214cm"/>
    </style:style>
    <style:style style:name="ro2" style:family="table-row">
      <style:table-row-properties style:row-height="0.972cm"/>
    </style:style>
    <style:style style:name="ce1" style:family="table-cell">
      <style:graphic-properties draw:fill="none" draw:fill-image-width="0cm" draw:fill-image-height="0cm" style:repeat="repeat"/>
      <style:paragraph-properties fo:border-left="none" fo:border-right="0.03pt solid #000000" fo:border-top="none" fo:border-bottom="1.13pt solid #000000"/>
      <style:text-properties fo:font-size="24pt" style:font-size-asian="24pt" style:font-size-complex="24pt"/>
    </style:style>
    <style:style style:name="ce2" style:family="table-cell">
      <style:graphic-properties draw:fill="none" draw:fill-image-width="0cm" draw:fill-image-height="0cm" style:repeat="repeat"/>
      <style:paragraph-properties fo:border-left="0.03pt solid #000000" fo:border-right="0.03pt solid #000000" fo:border-top="none" fo:border-bottom="1.13pt solid #000000"/>
      <style:text-properties fo:font-size="24pt" style:font-size-asian="24pt" style:font-size-complex="24pt"/>
    </style:style>
    <style:style style:name="ce3" style:family="table-cell">
      <style:graphic-properties draw:fill="none" draw:fill-image-width="0cm" draw:fill-image-height="0cm" style:repeat="repeat"/>
      <style:paragraph-properties fo:border-left="0.03pt solid #000000" fo:border-right="none" fo:border-top="none" fo:border-bottom="1.13pt solid #000000"/>
      <style:text-properties fo:font-size="24pt" style:font-size-asian="24pt" style:font-size-complex="24pt"/>
    </style:style>
    <style:style style:name="ce4" style:family="table-cell">
      <style:graphic-properties draw:fill="none" draw:fill-image-width="0cm" draw:fill-image-height="0cm" style:repeat="repeat"/>
      <style:paragraph-properties fo:border-left="none" fo:border-right="0.03pt solid #000000" fo:border-top="none" fo:border-bottom="none"/>
      <style:text-properties fo:font-size="24pt" style:font-size-asian="24pt" style:font-size-complex="24pt"/>
    </style:style>
    <style:style style:name="ce5" style:family="table-cell">
      <style:graphic-properties draw:fill="none" draw:fill-image-width="0cm" draw:fill-image-height="0cm" style:repeat="repeat"/>
      <style:paragraph-properties fo:border-left="0.03pt solid #000000" fo:border-right="0.03pt solid #000000" fo:border-top="none" fo:border-bottom="none"/>
      <style:text-properties fo:font-size="24pt" style:font-size-asian="24pt" style:font-size-complex="24pt"/>
    </style:style>
    <style:style style:name="ce6" style:family="table-cell">
      <style:graphic-properties draw:fill="none" draw:fill-image-width="0cm" draw:fill-image-height="0cm" style:repeat="repeat"/>
      <style:paragraph-properties fo:border-left="0.03pt solid #000000" fo:border-right="none" fo:border-top="none" fo:border-bottom="none"/>
      <style:text-properties fo:font-size="24pt" style:font-size-asian="24pt" style:font-size-complex="24pt"/>
    </style:style>
    <style:style style:name="ce7" style:family="table-cell">
      <style:graphic-properties draw:fill-color="#ffffff" draw:fill-image-width="0cm" draw:fill-image-height="0cm" style:repeat="repeat"/>
      <style:paragraph-properties fo:text-align="center" fo:border-left="none" fo:border-right="0.03pt solid #000000" fo:border-top="none" fo:border-bottom="none"/>
    </style:style>
    <style:style style:name="ce8" style:family="table-cell">
      <style:graphic-properties draw:fill-color="#ffffff" draw:fill-image-width="0cm" draw:fill-image-height="0cm" style:repeat="repeat"/>
      <style:paragraph-properties fo:text-align="center" fo:border-left="0.03pt solid #000000" fo:border-right="0.03pt solid #000000" fo:border-top="none" fo:border-bottom="none"/>
    </style:style>
    <style:style style:name="ce9" style:family="table-cell">
      <style:graphic-properties draw:fill-color="#ffffff" draw:fill-image-width="0cm" draw:fill-image-height="0cm" style:repeat="repeat"/>
      <style:paragraph-properties fo:text-align="center" fo:border-left="0.03pt solid #000000" fo:border-right="none" fo:border-top="none" fo:border-bottom="none"/>
    </style:style>
    <style:style style:name="ce10" style:family="table-cell">
      <style:graphic-properties draw:fill-color="#ffffff" draw:fill-image-width="0cm" draw:fill-image-height="0cm" style:repeat="repeat"/>
      <style:paragraph-properties fo:text-align="center" fo:border-left="none" fo:border-right="0.03pt solid #000000" fo:border-top="0.03pt solid #000000" fo:border-bottom="none"/>
    </style:style>
    <style:style style:name="ce11" style:family="table-cell">
      <style:graphic-properties draw:fill-color="#ffffff" draw:fill-image-width="0cm" draw:fill-image-height="0cm" style:repeat="repeat"/>
      <style:paragraph-properties fo:text-align="center" fo:border-left="0.03pt solid #000000" fo:border-right="0.03pt solid #000000" fo:border-top="0.03pt solid #000000" fo:border-bottom="none"/>
    </style:style>
    <style:style style:name="ce12" style:family="table-cell">
      <style:graphic-properties draw:fill-color="#ffffff" draw:fill-image-width="0cm" draw:fill-image-height="0cm" style:repeat="repeat"/>
      <style:paragraph-properties fo:text-align="center" fo:border-left="0.03pt solid #000000" fo:border-right="none" fo:border-top="0.03pt solid #000000" fo:border-bottom="none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6.7000007629395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paragraph-properties fo:text-align="justify"/>
      <style:text-properties style:font-name="Liberation Sans4"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Liberation Sans3" fo:font-size="32pt" style:font-name-asian="Liberation Sans3" style:font-size-asian="32pt" style:font-name-complex="Liberation Sans3" style:font-size-complex="32pt"/>
    </style:style>
    <style:style style:name="T6" style:family="text">
      <style:text-properties style:font-name="Liberation Sans3" fo:font-size="24pt" style:font-name-asian="Liberation Sans3" style:font-size-asian="24pt" style:font-name-complex="Liberation Sans3" style:font-size-complex="24pt"/>
    </style:style>
    <style:style style:name="T7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8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9" style:family="text">
      <style:text-properties fo:font-size="32pt" fo:language="pt" fo:country="BR" fo:font-style="normal" style:font-size-asian="32pt" style:font-style-asian="normal" style:font-size-complex="32pt" style:font-style-complex="normal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Liberation Sans4" fo:font-size="22pt" style:font-size-asian="22pt" style:font-size-complex="22pt"/>
    </style:style>
    <style:style style:name="T13" style:family="text">
      <style:text-properties style:font-name="Liberation Sans4" fo:font-size="22pt" fo:font-weight="bold" style:font-size-asian="22pt" style:font-weight-asian="bold" style:font-size-complex="22pt" style:font-weight-complex="bold"/>
    </style:style>
    <style:style style:name="T14" style:family="text">
      <style:text-properties style:font-name="Liberation Sans4" fo:font-size="22pt" style:font-name-asian="DejaVu Sans2" style:font-size-asian="22pt" style:font-size-complex="22pt"/>
    </style:style>
    <style:style style:name="T15" style:family="text">
      <style:text-properties style:font-name="Liberation Sans4" fo:font-size="22pt" fo:font-weight="bold" style:font-name-asian="DejaVu Sans2" style:font-size-asian="22pt" style:font-weight-asian="bold" style:font-size-complex="22pt" style:font-weight-complex="bold"/>
    </style:style>
    <style:style style:name="T16" style:family="text">
      <style:text-properties style:font-name="Liberation Sans4" fo:font-size="22pt" fo:language="en" fo:country="US" style:font-name-asian="DejaVu Sans2" style:font-size-asian="22pt" style:font-size-complex="22pt"/>
    </style:style>
    <style:style style:name="T17" style:family="text">
      <style:text-properties style:font-name="Liberation Sans4" fo:font-size="22pt" fo:language="en" fo:country="US" fo:font-weight="bold" style:font-name-asian="DejaVu Sans2" style:font-size-asian="22pt" style:font-weight-asian="bold" style:font-size-complex="22pt" style:font-weight-complex="bold"/>
    </style:style>
    <style:style style:name="T18" style:family="text">
      <style:text-properties style:font-name="Liberation Sans4" fo:font-size="22pt" fo:language="en" fo:country="US" style:font-size-asian="22pt" style:font-size-complex="22pt"/>
    </style:style>
    <style:style style:name="T19" style:family="text">
      <style:text-properties style:font-name="Liberation Sans4" fo:font-size="22pt" fo:language="en" fo:country="US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onte: Elaborado pelo autor</presentation:footer-decl>
      <presentation:date-time-decl presentation:name="dtd1" presentation:source="fixed">18/06/2015</presentation:date-time-decl>
      <draw:page draw:name="page1" draw:style-name="dp1" draw:master-page-name="Default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5.199cm" svg:height="16.255cm" svg:x="1.401cm" svg:y="2.373cm" presentation:class="subtitle" presentation:user-transformed="true">
          <draw:text-box>
            <text:p text:style-name="P1">Pontifícia Universidade Católica</text:p>
            <text:p text:style-name="P1">De Minas Gerais</text:p>
            <text:p text:style-name="P1"/>
            <text:p text:style-name="P1">ANÁLISE DE CLASSIFICAÇÕES DOS VÉRTICES DE UM GRAFO UTILIZANDO HOMOMORFISMO DE GRAFOS</text:p>
            <text:p text:style-name="P1"/>
            <text:p text:style-name="P1">Aluno: Giovani Melo Marzano</text:p>
            <text:p text:style-name="P1">Orientador: Pasteur Ottoni de Miranda Jr.</text:p>
            <text:p text:style-name="P1"/>
            <text:p text:style-name="P1"><text:span text:style-name="T1">Belo Horizonte</text:span></text:p>
            <text:p text:style-name="P1"><text:span text:style-name="T1">18 de Junho de 2015</text:span></text:p>
          </draw:text-box>
        </draw:frame>
        <presentation:notes draw:style-name="dp2">
          <draw:page-thumbnail draw:style-name="gr1" draw:layer="layout" svg:width="17.78cm" svg:height="8.89cm" svg:x="1.508cm" svg:y="3.032cm" draw:page-number="1" presentation:class="page"/>
          <draw:frame presentation:style-name="pr2" draw:text-style-name="P2" draw:layer="layout" svg:width="17.959cm" svg:height="14.189cm" svg:x="1.508cm" svg:y="12.4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Objetivos</text:p>
              </text:list-item>
              <text:list-item>
                <text:p>Motivação</text:p>
              </text:list-item>
              <text:list-item>
                <text:p>Referencial teórico</text:p>
                <text:list>
                  <text:list-item>
                    <text:p>Grafos orientados</text:p>
                  </text:list-item>
                  <text:list-item>
                    <text:p>Homomorfismo de grafo</text:p>
                  </text:list-item>
                  <text:list-item>
                    <text:p>Homomorfismo cheio</text:p>
                  </text:list-item>
                  <text:list-item>
                    <text:p>Homomorfismo regular</text:p>
                  </text:list-item>
                </text:list>
              </text:list-item>
              <text:list-item>
                <text:p>Metodologia</text:p>
              </text:list-item>
              <text:list-item>
                <text:p>Índices de regularidade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Método proposto</text:p>
              </text:list-item>
              <text:list-item>
                <text:p>Experimento com dados controlados</text:p>
                <text:list>
                  <text:list-item>
                    <text:p>Resultados</text:p>
                  </text:list-item>
                </text:list>
              </text:list-item>
              <text:list-item>
                <text:p>Experimento com dados reais</text:p>
                <text:list>
                  <text:list-item>
                    <text:p>Resultados</text:p>
                  </text:list-item>
                </text:list>
              </text:list-item>
              <text:list-item>
                <text:p>Conclusão</text:p>
              </text:list-item>
              <text:list-item>
                <text:p>Referências</text:p>
              </text:list-item>
            </text:list>
          </draw:text-box>
        </draw:frame>
        <presentation:notes draw:style-name="dp2">
          <draw:page-thumbnail draw:style-name="gr1" draw:layer="layout" svg:width="17.78cm" svg:height="8.89cm" svg:x="1.508cm" svg:y="3.032cm" draw:page-number="2" presentation:class="page"/>
          <draw:frame presentation:style-name="pr2" draw:text-style-name="P2" draw:layer="layout" svg:width="17.959cm" svg:height="14.189cm" svg:x="1.508cm" svg:y="12.4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bjetiv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posição de método para:</text:p>
                <text:list>
                  <text:list-item>
                    <text:p>Geração de um grafo de classes a partir da classificação dos vértices de um grafo;</text:p>
                  </text:list-item>
                  <text:list-item>
                    <text:p>Atribuição de métricas ao grafo de classes que auxiliem na análise da classificação.</text:p>
                  </text:list-item>
                </text:list>
              </text:list-item>
              <text:list-item>
                <text:p>Observação: Não se trata de clusterização de grafos.</text:p>
              </text:list-item>
            </text:list>
          </draw:text-box>
        </draw:frame>
        <presentation:notes draw:style-name="dp2">
          <draw:page-thumbnail draw:style-name="gr1" draw:layer="layout" svg:width="17.78cm" svg:height="8.89cm" svg:x="1.508cm" svg:y="3.032cm" draw:page-number="3" presentation:class="page"/>
          <draw:frame presentation:style-name="pr2" draw:text-style-name="P2" draw:layer="layout" svg:width="17.959cm" svg:height="14.189cm" svg:x="1.508cm" svg:y="12.4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tiva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squisa de mestrado de Pedro H. B. Ruas.</text:p>
                <text:list>
                  <text:list-item>
                    <text:p>Interações entre pessoas no Facebook.</text:p>
                  </text:list-item>
                </text:list>
              </text:list-item>
              <text:list-item>
                <text:p>Teoria das Categorias.</text:p>
                <text:list>
                  <text:list-item>
                    <text:p>Homomorfismo de grafos.</text:p>
                  </text:list-item>
                </text:list>
              </text:list-item>
              <text:list-item>
                <text:p>Métricas:</text:p>
                <text:list>
                  <text:list-item>
                    <text:p>Grafos quase completos → pouca informação;</text:p>
                  </text:list-item>
                  <text:list-item>
                    <text:p>Filtragem de arestas;</text:p>
                  </text:list-item>
                  <text:list-item>
                    <text:p>Quantificação da análi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78cm" svg:height="8.89cm" svg:x="1.508cm" svg:y="3.032cm" draw:page-number="4" presentation:class="page"/>
          <draw:frame presentation:style-name="pr6" draw:text-style-name="P2" draw:layer="layout" svg:width="15.199cm" svg:height="12.464cm" svg:x="2.899cm" svg:y="14.156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4T18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ferencial teórico<text:line-break/>Grafos Orientados</text:p>
          </draw:text-box>
        </draw:frame>
        <draw:frame presentation:style-name="pr7" draw:layer="layout" svg:width="12.297cm" svg:height="4.484cm" svg:x="1.4cm" svg:y="4.914cm" presentation:class="outline" presentation:user-transformed="true">
          <draw:text-box>
            <text:list text:style-name="L2">
              <text:list-item>
                <text:p>(V, A, orig, dest)</text:p>
              </text:list-item>
            </text:list>
          </draw:text-box>
        </draw:frame>
        <draw:frame draw:style-name="gr2" draw:text-style-name="P3" draw:layer="layout" svg:width="10.272cm" svg:height="5.809cm" svg:x="15.325cm" svg:y="4.343cm" presentation:class="graphic" presentation:user-transformed="true">
          <draw:image xlink:href="Pictures/200000020000007A00000045A56FE9F4.eps" xlink:type="simple" xlink:show="embed" xlink:actuate="onLoad">
            <text:p/>
          </draw:image>
        </draw:frame>
        <draw:frame draw:style-name="standard" draw:layer="layout" svg:width="7.557cm" svg:height="6.069cm" svg:x="16.923cm" svg:y="11.07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4">A</text:p>
              </table:table-cell>
              <table:table-cell table:style-name="ce2">
                <text:p text:style-name="P4">orig</text:p>
              </table:table-cell>
              <table:table-cell table:style-name="ce3">
                <text:p text:style-name="P4">dest</text:p>
              </table:table-cell>
            </table:table-row>
            <table:table-row table:style-name="ro1">
              <table:table-cell table:style-name="ce4">
                <text:p text:style-name="P4">a</text:p>
              </table:table-cell>
              <table:table-cell table:style-name="ce5">
                <text:p text:style-name="P4">1</text:p>
              </table:table-cell>
              <table:table-cell table:style-name="ce6">
                <text:p text:style-name="P4">2</text:p>
              </table:table-cell>
            </table:table-row>
            <table:table-row table:style-name="ro1">
              <table:table-cell table:style-name="ce4">
                <text:p text:style-name="P4">b</text:p>
              </table:table-cell>
              <table:table-cell table:style-name="ce5">
                <text:p text:style-name="P4">1</text:p>
              </table:table-cell>
              <table:table-cell table:style-name="ce6">
                <text:p text:style-name="P4">2</text:p>
              </table:table-cell>
            </table:table-row>
            <table:table-row table:style-name="ro1">
              <table:table-cell table:style-name="ce4">
                <text:p text:style-name="P4">c</text:p>
              </table:table-cell>
              <table:table-cell table:style-name="ce5">
                <text:p text:style-name="P4">2</text:p>
              </table:table-cell>
              <table:table-cell table:style-name="ce6">
                <text:p text:style-name="P4">3</text:p>
              </table:table-cell>
            </table:table-row>
            <table:table-row table:style-name="ro1">
              <table:table-cell table:style-name="ce4">
                <text:p text:style-name="P4">d</text:p>
              </table:table-cell>
              <table:table-cell table:style-name="ce5">
                <text:p text:style-name="P4">3</text:p>
              </table:table-cell>
              <table:table-cell table:style-name="ce6">
                <text:p text:style-name="P4">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13.979cm" svg:height="8.448cm" svg:x="1.261cm" svg:y="10.094cm" presentation:class="graphic" presentation:user-transformed="true">
          <draw:image xlink:href="Pictures/20000002000000B50000006CBC42826A.eps" xlink:type="simple" xlink:show="embed" xlink:actuate="onLoad">
            <text:p/>
          </draw:image>
        </draw:frame>
        <draw:line draw:style-name="gr3" draw:text-style-name="P3" draw:layer="layout" svg:x1="6.888cm" svg:y1="10.1cm" svg:x2="21.112cm" svg:y2="10.1cm">
          <text:p/>
        </draw:line>
        <presentation:notes draw:style-name="dp2">
          <draw:page-thumbnail draw:style-name="gr1" draw:layer="layout" svg:width="17.78cm" svg:height="8.89cm" svg:x="1.508cm" svg:y="3.032cm" draw:page-number="5" presentation:class="page"/>
          <draw:frame presentation:style-name="pr8" draw:layer="layout" svg:width="17.959cm" svg:height="14.189cm" svg:x="1.508cm" svg:y="12.4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ial teórico<text:line-break/>Homomorfismo de grafos</text:p>
          </draw:text-box>
        </draw:frame>
        <draw:frame presentation:style-name="pr4" draw:text-style-name="P5" draw:layer="layout" svg:width="13.586cm" svg:height="12.612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G1 = (V1, A1, orig1, dest1)</text:span></text:p>
              </text:list-item>
              <text:list-item>
                <text:p text:style-name="P5"><text:span text:style-name="T2">G1 = (V2, A2, orig2, dest2)</text:span></text:p>
              </text:list-item>
              <text:list-item>
                <text:p text:style-name="P5"><text:span text:style-name="T2">h: G1 → G2</text:span></text:p>
              </text:list-item>
              <text:list-item>
                <text:p text:style-name="P5"><text:span text:style-name="T2">h = (hV, hA)</text:span></text:p>
              </text:list-item>
              <text:list-item>
                <text:p text:style-name="P5"><text:span text:style-name="T2">hV: V1 → V2</text:span></text:p>
              </text:list-item>
              <text:list-item>
                <text:p text:style-name="P5"><text:span text:style-name="T2">hA: A1 → A2</text:span></text:p>
              </text:list-item>
              <text:list-item>
                <text:p text:style-name="P5"><text:span text:style-name="T2">hV(orig1(x)) = orig2(hA(x))</text:span></text:p>
              </text:list-item>
              <text:list-item>
                <text:p text:style-name="P5"><text:span text:style-name="T2">hV(dest1(x)) = dest2(hA(x))</text:span></text:p>
              </text:list-item>
            </text:list>
          </draw:text-box>
        </draw:frame>
        <draw:frame draw:style-name="gr2" draw:text-style-name="P3" draw:layer="layout" svg:width="11.738cm" svg:height="12.179cm" svg:x="14.592cm" svg:y="4.913cm" presentation:class="graphic">
          <draw:image xlink:href="Pictures/20000002000000850000008A08F4578F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78cm" svg:height="8.89cm" svg:x="1.508cm" svg:y="3.032cm" draw:page-number="6" presentation:class="page"/>
          <draw:frame presentation:style-name="pr8" draw:layer="layout" svg:width="17.959cm" svg:height="14.189cm" svg:x="1.508cm" svg:y="12.4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4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ial teórico<text:line-break/>Homomorfismo cheio</text:p>
          </draw:text-box>
        </draw:frame>
        <draw:frame presentation:style-name="pr9" draw:layer="layout" svg:width="25.199cm" svg:height="4.992cm" svg:x="1.4cm" svg:y="4.914cm" presentation:class="outline" presentation:user-transformed="true">
          <draw:text-box>
            <text:list text:style-name="L2">
              <text:list-item>
                <text:p>As funções componentes do homomorfismo são sobrejetoras.</text:p>
              </text:list-item>
              <text:list-item>
                <text:p>Pode ser induzido a partir de classificações de vértices e arestas.</text:p>
              </text:list-item>
            </text:list>
          </draw:text-box>
        </draw:frame>
        <draw:frame draw:style-name="gr2" draw:text-style-name="P3" draw:layer="layout" svg:width="21.576cm" svg:height="9.194cm" svg:x="3.212cm" svg:y="9.714cm" presentation:class="graphic" presentation:user-transformed="true">
          <draw:image xlink:href="Pictures/20000002000001790000009E50856DE6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78cm" svg:height="8.89cm" svg:x="1.508cm" svg:y="3.032cm" draw:page-number="7" presentation:class="page"/>
          <draw:frame presentation:style-name="pr8" draw:layer="layout" svg:width="17.959cm" svg:height="14.189cm" svg:x="1.508cm" svg:y="12.4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14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ial teórico<text:line-break/>Homomorfismo regular</text:p>
          </draw:text-box>
        </draw:frame>
        <draw:frame presentation:style-name="pr9" draw:layer="layout" svg:width="25.199cm" svg:height="4.738cm" svg:x="1.4cm" svg:y="4.914cm" presentation:class="outline" presentation:user-transformed="true">
          <draw:text-box>
            <text:list text:style-name="L2">
              <text:list-item>
                <text:p>Vértices de uma classe possuem arestas correspondentes a todas as arestas da classe.</text:p>
              </text:list-item>
              <text:list-item>
                <text:p>Captura os papéis abstratos dos vértices no grafo.</text:p>
              </text:list-item>
            </text:list>
          </draw:text-box>
        </draw:frame>
        <draw:frame draw:style-name="gr2" draw:text-style-name="P3" draw:layer="layout" svg:width="19.31cm" svg:height="8.448cm" svg:x="4.312cm" svg:y="10.348cm" presentation:class="graphic" presentation:user-transformed="true">
          <draw:image xlink:href="Pictures/200000020000015000000093558B0DB6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78cm" svg:height="8.89cm" svg:x="1.508cm" svg:y="3.032cm" draw:page-number="8" presentation:class="page"/>
          <draw:frame presentation:style-name="pr8" draw:layer="layout" svg:width="17.959cm" svg:height="14.189cm" svg:x="1.508cm" svg:y="12.4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odolog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squisa bibliográfica em livros e artigos;</text:p>
              </text:list-item>
              <text:list-item>
                <text:p>Implementação de algoritmos em Python;</text:p>
              </text:list-item>
              <text:list-item>
                <text:p>Experimentos:</text:p>
                <text:list>
                  <text:list-item>
                    <text:p>Avaliação qualitativa do método proposto;</text:p>
                  </text:list-item>
                  <text:list-item>
                    <text:p>Experimento com dados fictícios;</text:p>
                  </text:list-item>
                  <text:list-item>
                    <text:p>Experimento com dados reais cedidos pelo mestrando Pedro H. B. Ruas;</text:p>
                  </text:list-item>
                  <text:list-item>
                    <text:p>Ferramenta yEd para visualização dos grafo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78cm" svg:height="8.89cm" svg:x="1.508cm" svg:y="3.032cm" draw:page-number="9" presentation:class="page"/>
          <draw:frame presentation:style-name="pr8" draw:layer="layout" svg:width="17.959cm" svg:height="14.189cm" svg:x="1.508cm" svg:y="12.4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 presentation:use-date-time-name="dtd1">
        <office:forms form:automatic-focus="false" form:apply-design-mode="false"/>
        <draw:frame presentation:style-name="pr10" draw:layer="layout" svg:width="25.199cm" svg:height="2.719cm" svg:x="1.4cm" svg:y="0.837cm" presentation:class="title" presentation:user-transformed="true">
          <draw:text-box>
            <text:p>Índices de regularidade</text:p>
          </draw:text-box>
        </draw:frame>
        <draw:frame presentation:style-name="pr9" draw:layer="layout" svg:width="25.199cm" svg:height="11.938cm" svg:x="1.4cm" svg:y="3.81cm" presentation:class="outline" presentation:user-transformed="true">
          <draw:text-box>
            <text:list text:style-name="L2">
              <text:list-item>
                <text:p>Medem a similaridade a uma situação regular ideal;</text:p>
              </text:list-item>
              <text:list-item>
                <text:p>Índice de regularidade de aresta na origem e no destino:</text:p>
                <text:list>
                  <text:list-item>
                    <text:p>IRAO<text:span text:style-name="T3">k</text:span><text:span text:style-name="T4"> = n</text:span><text:span text:style-name="T3">ok</text:span><text:span text:style-name="T4"> / d</text:span><text:span text:style-name="T3">ok <text:s text:c="4"/>; <text:s text:c="5"/></text:span><text:span text:style-name="T4">IRAD</text:span><text:span text:style-name="T3">k</text:span><text:span text:style-name="T4"> = n</text:span><text:span text:style-name="T3">dk</text:span><text:span text:style-name="T4"> / d</text:span><text:span text:style-name="T3">dk</text:span></text:p>
                  </text:list-item>
                </text:list>
              </text:list-item>
              <text:list-item>
                <text:p><text:span text:style-name="T4">Índice de regularidade de aresta:</text:span></text:p>
                <text:list>
                  <text:list-item>
                    <text:p><text:span text:style-name="T4">IRA</text:span><text:span text:style-name="T3">k</text:span><text:span text:style-name="T4"> = (n</text:span><text:span text:style-name="T3">ok</text:span><text:span text:style-name="T4"> + n</text:span><text:span text:style-name="T3">dk</text:span><text:span text:style-name="T4">) / (d</text:span><text:span text:style-name="T3">ok</text:span><text:span text:style-name="T4"> + d</text:span><text:span text:style-name="T3">dk</text:span><text:span text:style-name="T4">)</text:span></text:p>
                  </text:list-item>
                </text:list>
              </text:list-item>
              <text:list-item>
                <text:p><text:span text:style-name="T4">Índice de regularidade de aresta médio do grafo:</text:span></text:p>
                <text:list>
                  <text:list-item>
                    <text:p><text:span text:style-name="T4">IRAMG = </text:span><text:span text:style-name="T5">Σ c</text:span><text:span text:style-name="T6">k</text:span><text:span text:style-name="T5">(n</text:span><text:span text:style-name="T6">ok</text:span><text:span text:style-name="T5"> + n</text:span><text:span text:style-name="T6">dk</text:span><text:span text:style-name="T5">) / </text:span><text:span text:style-name="T5">Σ c</text:span><text:span text:style-name="T6">k</text:span><text:span text:style-name="T5">(d</text:span><text:span text:style-name="T6">ok</text:span><text:span text:style-name="T5"> + d</text:span><text:span text:style-name="T6">dk</text:span><text:span text:style-name="T5">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853cm" svg:height="2.896cm" svg:x="6.574cm" svg:y="16.24cm" presentation:class="graphic" presentation:user-transformed="true">
          <draw:image xlink:href="Pictures/20000002000000F10000002F086397AA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78cm" svg:height="8.89cm" svg:x="1.508cm" svg:y="3.032cm" draw:page-number="10" presentation:class="page"/>
          <draw:frame presentation:style-name="pr8" draw:layer="layout" svg:width="17.959cm" svg:height="14.189cm" svg:x="1.508cm" svg:y="12.4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étodo proposto</text:p>
          </draw:text-box>
        </draw:frame>
        <draw:frame presentation:style-name="pr4" draw:layer="layout" svg:width="25.199cm" svg:height="14.478cm" svg:x="1.4cm" svg:y="3.81cm" presentation:class="outline" presentation:user-transformed="true">
          <draw:text-box>
            <text:list text:style-name="L2">
              <text:list-item>
                <text:p>Gerar um grafo de classes a partir do homomorfismo cheio induzido pela classificação de vértices e pelos tipos de arestas;</text:p>
              </text:list-item>
              <text:list-item>
                <text:p>Anotar o grafo de classes:</text:p>
                <text:list>
                  <text:list-item>
                    <text:p>Com os índices de regularidade;</text:p>
                  </text:list-item>
                  <text:list-item>
                    <text:p>Com a contagem de vértices e arestas;</text:p>
                  </text:list-item>
                </text:list>
              </text:list-item>
              <text:list-item>
                <text:p>Utilizar o IRA para medir a relevância de cada aresta na análise;</text:p>
              </text:list-item>
              <text:list-item>
                <text:p>O IRAO e o IRAD fornecem a parcela dos vértices da classe que participam como origem e destino da aresta, respectivamente;</text:p>
              </text:list-item>
              <text:list-item>
                <text:p>O IRAMG permite a comparação de classificações distint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78cm" svg:height="8.89cm" svg:x="1.508cm" svg:y="3.032cm" draw:page-number="11" presentation:class="page"/>
          <draw:frame presentation:style-name="pr8" draw:layer="layout" svg:width="17.959cm" svg:height="14.189cm" svg:x="1.508cm" svg:y="12.4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15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erimento com dados controlados</text:p>
          </draw:text-box>
        </draw:frame>
        <draw:frame presentation:style-name="pr4" draw:layer="layout" svg:width="12.297cm" svg:height="5.809cm" svg:x="1.4cm" svg:y="4.914cm" presentation:class="outline">
          <draw:text-box>
            <text:list text:style-name="L2">
              <text:list-item>
                <text:p>Objetivo: Testar o método com classificação ótima conhecida.</text:p>
              </text:list-item>
              <text:list-item>
                <text:p>Gctrl: 200 componentes como na figura abaixo.</text:p>
              </text:list-item>
            </text:list>
          </draw:text-box>
        </draw:frame>
        <draw:frame draw:style-name="gr2" draw:text-style-name="P3" draw:layer="layout" svg:width="7.234cm" svg:height="7.574cm" svg:x="4.088cm" svg:y="11.01cm" presentation:class="graphic" presentation:user-transformed="true">
          <draw:image xlink:href="Pictures/20000002000000950000009CC06E0EE7.eps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Criação de grafos a partir de Gctrl:</text:p>
                <text:list>
                  <text:list-item>
                    <text:p>Mesmos vértices e mesma classificação;</text:p>
                  </text:list-item>
                  <text:list-item>
                    <text:p>Distorção das arestas.</text:p>
                  </text:list-item>
                </text:list>
              </text:list-item>
              <text:list-item>
                <text:p>Gteste: Gctrl com 10% das arestas distorcidas;</text:p>
              </text:list-item>
              <text:list-item>
                <text:p>Grand: Gctrl com 100% das arestas distorcidas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78cm" svg:height="8.89cm" svg:x="1.508cm" svg:y="3.032cm" draw:page-number="12" presentation:class="page"/>
          <draw:frame presentation:style-name="pr8" draw:layer="layout" svg:width="17.959cm" svg:height="14.189cm" svg:x="1.508cm" svg:y="12.4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7T34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erimento com dados controlados<text:line-break/>Resultados</text:p>
          </draw:text-box>
        </draw:frame>
        <draw:frame presentation:style-name="pr9" draw:layer="layout" svg:width="11.046cm" svg:height="5.809cm" svg:x="1.4cm" svg:y="4.961cm" presentation:class="outline" presentation:user-transformed="true">
          <draw:text-box>
            <text:list text:style-name="L2">
              <text:list-item>
                <text:p>f(Gtest)</text:p>
              </text:list-item>
              <text:list-item>
                <text:p>IRAMG = 0,82</text:p>
              </text:list-item>
              <text:list-item>
                <text:p>3 → 4 IRA = 0,89</text:p>
              </text:list-item>
              <text:list-item>
                <text:p>3 → 5 IRA = 0,02</text:p>
              </text:list-item>
            </text:list>
          </draw:text-box>
        </draw:frame>
        <draw:frame draw:style-name="gr2" draw:text-style-name="P3" draw:layer="layout" svg:width="6.42cm" svg:height="6.702cm" svg:x="13.194cm" svg:y="4.514cm" presentation:class="graphic" presentation:user-transformed="true">
          <draw:image xlink:href="Pictures/20000002000000B6000000BE6CAE4D9C.eps" xlink:type="simple" xlink:show="embed" xlink:actuate="onLoad">
            <text:p/>
          </draw:image>
        </draw:frame>
        <draw:frame draw:style-name="gr2" draw:text-style-name="P3" draw:layer="layout" svg:width="6.42cm" svg:height="6.702cm" svg:x="20.113cm" svg:y="4.514cm" presentation:class="graphic" presentation:user-transformed="true">
          <draw:image xlink:href="Pictures/20000002000000B6000000BE2DDA67BA.eps" xlink:type="simple" xlink:show="embed" xlink:actuate="onLoad">
            <text:p/>
          </draw:image>
        </draw:frame>
        <draw:frame draw:style-name="gr2" draw:text-style-name="P3" draw:layer="layout" svg:width="6.42cm" svg:height="6.702cm" svg:x="20.113cm" svg:y="12.275cm" presentation:class="graphic" presentation:user-transformed="true">
          <draw:image xlink:href="Pictures/20000002000000B6000000BE8A4394F7.eps" xlink:type="simple" xlink:show="embed" xlink:actuate="onLoad">
            <text:p/>
          </draw:image>
        </draw:frame>
        <draw:frame draw:style-name="gr2" draw:text-style-name="P3" draw:layer="layout" svg:width="6.42cm" svg:height="6.702cm" svg:x="13.194cm" svg:y="12.275cm" presentation:class="graphic" presentation:user-transformed="true">
          <draw:image xlink:href="Pictures/20000002000000B6000000BE86843C89.eps" xlink:type="simple" xlink:show="embed" xlink:actuate="onLoad">
            <text:p/>
          </draw:image>
        </draw:frame>
        <draw:frame presentation:style-name="pr9" draw:layer="layout" svg:width="11.3cm" svg:height="5.809cm" svg:x="1.4cm" svg:y="12.722cm" presentation:class="outline" presentation:user-transformed="true">
          <draw:text-box>
            <text:list text:style-name="L2">
              <text:list-item>
                <text:p>g(Grand)</text:p>
              </text:list-item>
              <text:list-item>
                <text:p>IRAMG = 0,15</text:p>
              </text:list-item>
              <text:list-item>
                <text:p>3 → 4 IRA = 0,17</text:p>
              </text:list-item>
              <text:list-item>
                <text:p>3 → 5 IRA = 0,12</text:p>
              </text:list-item>
            </text:list>
          </draw:text-box>
        </draw:frame>
        <draw:line draw:style-name="gr3" draw:text-style-name="P3" draw:layer="layout" svg:x1="5.364cm" svg:y1="11.6cm" svg:x2="22.636cm" svg:y2="11.6cm">
          <text:p/>
        </draw:line>
        <presentation:notes draw:style-name="dp2">
          <office:forms form:automatic-focus="false" form:apply-design-mode="false"/>
          <draw:page-thumbnail draw:style-name="gr1" draw:layer="layout" svg:width="17.78cm" svg:height="8.89cm" svg:x="1.508cm" svg:y="3.032cm" draw:page-number="13" presentation:class="page"/>
          <draw:frame presentation:style-name="pr8" draw:layer="layout" svg:width="17.959cm" svg:height="14.189cm" svg:x="1.508cm" svg:y="12.4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erimento com dados reais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Grafo Gface com dados coletados do facebook:</text:p>
                <text:list>
                  <text:list-item>
                    <text:p>1 mês de atividade da rede do pesquisador;</text:p>
                  </text:list-item>
                  <text:list-item>
                    <text:p>13414 vértices e 18616 arestas;</text:p>
                  </text:list-item>
                  <text:list-item>
                    <text:p>3 tipos de arestas: {<text:span text:style-name="T7">Post Author, Liker, Commenter</text:span>}</text:p>
                  </text:list-item>
                </text:list>
              </text:list-item>
              <text:list-item>
                <text:p>Atributos dos vértices: Com quantas pessoas realizou ou recebeu cada tipo de interação:</text:p>
                <text:list>
                  <text:list-item>
                    <text:p>6 atributos no total: <text:span text:style-name="T7">Post Author in, Liker out</text:span>, etc;</text:p>
                  </text:list-item>
                  <text:list-item>
                    <text:p>Valores normalizados no intervalo [0, 1];</text:p>
                  </text:list-item>
                </text:list>
              </text:list-item>
              <text:list-item>
                <text:p>Vértices agrupados com <text:span text:style-name="T8">Growing Self Organizing Map</text:span><text:span text:style-name="T9">:</text:span></text:p>
                <text:list>
                  <text:list-item>
                    <text:p><text:span text:style-name="T9">Índice de silhueta utilizado para escolher o parâmetro de parada do GSOM;</text:span></text:p>
                  </text:list-item>
                  <text:list-item>
                    <text:p><text:span text:style-name="T9">Resultando em 5 classes de vértice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78cm" svg:height="8.89cm" svg:x="1.508cm" svg:y="3.032cm" draw:page-number="14" presentation:class="page"/>
          <draw:frame presentation:style-name="pr8" draw:layer="layout" svg:width="17.959cm" svg:height="14.189cm" svg:x="1.508cm" svg:y="12.4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8T16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erimento com dados reais<text:line-break/>Resultados</text:p>
          </draw:text-box>
        </draw:frame>
        <draw:frame presentation:style-name="pr9" draw:text-style-name="P6" draw:layer="layout" svg:width="12.297cm" svg:height="1.182cm" svg:x="1.4cm" svg:y="4.914cm" presentation:class="outline" presentation:user-transformed="true">
          <draw:text-box>
            <text:list text:style-name="L2">
              <text:list-item>
                <text:p text:style-name="P6"><text:span text:style-name="T10">Não filtrado, IRAMG=0,52</text:span></text:p>
              </text:list-item>
            </text:list>
          </draw:text-box>
        </draw:frame>
        <draw:frame presentation:style-name="pr9" draw:text-style-name="P6" draw:layer="layout" svg:width="12.297cm" svg:height="1.182cm" svg:x="14.313cm" svg:y="4.914cm" presentation:class="outline" presentation:user-transformed="true">
          <draw:text-box>
            <text:list text:style-name="L2">
              <text:list-item>
                <text:p text:style-name="P6"><text:span text:style-name="T10">Filtrando IRA &lt; 0,50</text:span></text:p>
              </text:list-item>
            </text:list>
          </draw:text-box>
        </draw:frame>
        <draw:frame draw:style-name="gr2" draw:text-style-name="P3" draw:layer="layout" svg:width="20.826cm" svg:height="12.876cm" svg:x="3.587cm" svg:y="6.141cm" presentation:class="graphic" presentation:user-transformed="true">
          <draw:image xlink:href="Pictures/2000000200000196000000FB913E7ECA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78cm" svg:height="8.89cm" svg:x="1.508cm" svg:y="3.032cm" draw:page-number="15" presentation:class="page"/>
          <draw:frame presentation:style-name="pr8" draw:layer="layout" svg:width="17.959cm" svg:height="14.189cm" svg:x="1.508cm" svg:y="12.4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erimento com dados reais<text:line-break/>Resultados</text:p>
          </draw:text-box>
        </draw:frame>
        <draw:frame draw:style-name="standard" draw:layer="layout" svg:width="25.198cm" svg:height="9.719cm" svg:x="1.4cm" svg:y="7.5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8">
              <table:table-cell table:style-name="ce7">
                <text:p text:style-name="P3">Aresta</text:p>
              </table:table-cell>
              <table:table-cell>
                <text:p text:style-name="P3">Cont. arestas</text:p>
              </table:table-cell>
              <table:table-cell>
                <text:p text:style-name="P3">IRAO</text:p>
              </table:table-cell>
              <table:table-cell>
                <text:p text:style-name="P3">IRAD</text:p>
              </table:table-cell>
              <table:table-cell table:style-name="ce9">
                <text:p text:style-name="P3">IRA</text:p>
              </table:table-cell>
            </table:table-row>
            <table:table-row table:style-name="ro2" table:default-cell-style-name="ce11">
              <table:table-cell table:style-name="ce10">
                <text:p text:style-name="P3">1-<text:span text:style-name="T11">Liker</text:span>-4</text:p>
              </table:table-cell>
              <table:table-cell>
                <text:p text:style-name="P3">8479</text:p>
              </table:table-cell>
              <table:table-cell>
                <text:p text:style-name="P3">0,70</text:p>
              </table:table-cell>
              <table:table-cell>
                <text:p text:style-name="P3">0,94</text:p>
              </table:table-cell>
              <table:table-cell table:style-name="ce12">
                <text:p text:style-name="P3">0,70</text:p>
              </table:table-cell>
            </table:table-row>
            <table:table-row table:style-name="ro2" table:default-cell-style-name="ce8">
              <table:table-cell table:style-name="ce7">
                <text:p text:style-name="P3">2-<text:span text:style-name="T11">Commenter</text:span>-4</text:p>
              </table:table-cell>
              <table:table-cell>
                <text:p text:style-name="P3">1294</text:p>
              </table:table-cell>
              <table:table-cell>
                <text:p text:style-name="P3">0,72</text:p>
              </table:table-cell>
              <table:table-cell>
                <text:p text:style-name="P3">0,91</text:p>
              </table:table-cell>
              <table:table-cell table:style-name="ce9">
                <text:p text:style-name="P3">0,73</text:p>
              </table:table-cell>
            </table:table-row>
            <table:table-row table:style-name="ro2" table:default-cell-style-name="ce8">
              <table:table-cell table:style-name="ce7">
                <text:p text:style-name="P3">2-<text:span text:style-name="T11">Liker</text:span>-4</text:p>
              </table:table-cell>
              <table:table-cell>
                <text:p text:style-name="P3">1070</text:p>
              </table:table-cell>
              <table:table-cell>
                <text:p text:style-name="P3">0,54</text:p>
              </table:table-cell>
              <table:table-cell>
                <text:p text:style-name="P3">0,92</text:p>
              </table:table-cell>
              <table:table-cell table:style-name="ce9">
                <text:p text:style-name="P3">0,56</text:p>
              </table:table-cell>
            </table:table-row>
            <table:table-row table:style-name="ro2" table:default-cell-style-name="ce8">
              <table:table-cell table:style-name="ce7">
                <text:p text:style-name="P3">3-<text:span text:style-name="T11">Liker</text:span>-4</text:p>
              </table:table-cell>
              <table:table-cell>
                <text:p text:style-name="P3">596</text:p>
              </table:table-cell>
              <table:table-cell>
                <text:p text:style-name="P3">1,00</text:p>
              </table:table-cell>
              <table:table-cell>
                <text:p text:style-name="P3">0,74</text:p>
              </table:table-cell>
              <table:table-cell table:style-name="ce9">
                <text:p text:style-name="P3">0,89</text:p>
              </table:table-cell>
            </table:table-row>
            <table:table-row table:style-name="ro2" table:default-cell-style-name="ce8">
              <table:table-cell table:style-name="ce7">
                <text:p text:style-name="P3">4-<text:span text:style-name="T11">Commenter</text:span>-4</text:p>
              </table:table-cell>
              <table:table-cell>
                <text:p text:style-name="P3">114</text:p>
              </table:table-cell>
              <table:table-cell>
                <text:p text:style-name="P3">0,86</text:p>
              </table:table-cell>
              <table:table-cell>
                <text:p text:style-name="P3">0,82</text:p>
              </table:table-cell>
              <table:table-cell table:style-name="ce9">
                <text:p text:style-name="P3">0,84</text:p>
              </table:table-cell>
            </table:table-row>
            <table:table-row table:style-name="ro2" table:default-cell-style-name="ce8">
              <table:table-cell table:style-name="ce7">
                <text:p text:style-name="P3">4-<text:span text:style-name="T11">Liker</text:span>-4</text:p>
              </table:table-cell>
              <table:table-cell>
                <text:p text:style-name="P3">305</text:p>
              </table:table-cell>
              <table:table-cell>
                <text:p text:style-name="P3">0,82</text:p>
              </table:table-cell>
              <table:table-cell>
                <text:p text:style-name="P3">0,77</text:p>
              </table:table-cell>
              <table:table-cell table:style-name="ce9">
                <text:p text:style-name="P3">0,80</text:p>
              </table:table-cell>
            </table:table-row>
            <table:table-row table:style-name="ro2" table:default-cell-style-name="ce8">
              <table:table-cell table:style-name="ce7">
                <text:p text:style-name="P3">4-<text:span text:style-name="T11">Post Author</text:span>-4</text:p>
              </table:table-cell>
              <table:table-cell>
                <text:p text:style-name="P3">98</text:p>
              </table:table-cell>
              <table:table-cell>
                <text:p text:style-name="P3">0,99</text:p>
              </table:table-cell>
              <table:table-cell>
                <text:p text:style-name="P3">0,96</text:p>
              </table:table-cell>
              <table:table-cell table:style-name="ce9">
                <text:p text:style-name="P3">0,97</text:p>
              </table:table-cell>
            </table:table-row>
            <table:table-row table:style-name="ro2" table:default-cell-style-name="ce8">
              <table:table-cell table:style-name="ce7">
                <text:p text:style-name="P3">4-<text:span text:style-name="T11">Liker</text:span>-5</text:p>
              </table:table-cell>
              <table:table-cell>
                <text:p text:style-name="P3">240</text:p>
              </table:table-cell>
              <table:table-cell>
                <text:p text:style-name="P3">0,84</text:p>
              </table:table-cell>
              <table:table-cell>
                <text:p text:style-name="P3">0,50</text:p>
              </table:table-cell>
              <table:table-cell table:style-name="ce9">
                <text:p text:style-name="P3">0,57</text:p>
              </table:table-cell>
            </table:table-row>
            <table:table-row table:style-name="ro2" table:default-cell-style-name="ce8">
              <table:table-cell table:style-name="ce7">
                <text:p text:style-name="P3">5-<text:span text:style-name="T11">Post Author</text:span>-4</text:p>
              </table:table-cell>
              <table:table-cell>
                <text:p text:style-name="P3">194</text:p>
              </table:table-cell>
              <table:table-cell>
                <text:p text:style-name="P3">0,53</text:p>
              </table:table-cell>
              <table:table-cell>
                <text:p text:style-name="P3">0,75</text:p>
              </table:table-cell>
              <table:table-cell table:style-name="ce9">
                <text:p text:style-name="P3">0,5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4" draw:layer="layout" svg:width="24.892cm" svg:height="1.204cm" svg:x="1.524cm" svg:y="5.242cm">
          <draw:text-box>
            <text:p text:style-name="P7"><text:span text:style-name="T3">Tabela com as anotações das arestas destacadas em f(gFace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78cm" svg:height="8.89cm" svg:x="1.508cm" svg:y="3.032cm" draw:page-number="16" presentation:class="page"/>
          <draw:frame presentation:style-name="pr8" draw:layer="layout" svg:width="17.959cm" svg:height="14.189cm" svg:x="1.508cm" svg:y="12.4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 grafo de classes cumpre o papel de tornar visível os relacionamentos entre as classes de vértices;</text:p>
              </text:list-item>
              <text:list-item>
                <text:p>Os índices de regularidade são indispensáveis para a utilidade do grafo de classes:</text:p>
                <text:list>
                  <text:list-item>
                    <text:p>Ajudam a destacar padrões relevantes;</text:p>
                  </text:list-item>
                  <text:list-item>
                    <text:p>Quantificam a participação dos vértices originais nas interações das classes.</text:p>
                  </text:list-item>
                </text:list>
              </text:list-item>
              <text:list-item>
                <text:p>Padrões destacados no grafo de classes não são absolutos, mas relativos à classificação;</text:p>
              </text:list-item>
              <text:list-item>
                <text:p>Proposta de trabalho futuro: Estudar uma forma de anotar os vértices do grafo de classes com dados que permitam, a partir da existência de um caminho no grafo de classes, inferir a probabilidade de existir um caminho correspondente grafo origina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78cm" svg:height="8.89cm" svg:x="1.508cm" svg:y="3.032cm" draw:page-number="17" presentation:class="page"/>
          <draw:frame presentation:style-name="pr8" draw:layer="layout" svg:width="17.959cm" svg:height="14.189cm" svg:x="1.508cm" svg:y="12.4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9T0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ncipais Referências</text:p>
          </draw:text-box>
        </draw:frame>
        <draw:frame presentation:style-name="pr11" draw:text-style-name="P8" draw:layer="layout" svg:width="25.199cm" svg:height="14.757cm" svg:x="1.4cm" svg:y="3.925cm" presentation:class="subtitle" presentation:user-transformed="true">
          <draw:text-box>
            <text:p text:style-name="P8"><text:span text:style-name="T12">MENEZES, Paulo B.; HAEUSLER, Edward H. </text:span><text:span text:style-name="T13">Teoria das categorias para ciência da computação</text:span><text:span text:style-name="T12">. 2 ed. Porto Alegre: Bookmann, 2008. 330 p.</text:span></text:p>
            <text:p text:style-name="P8"><text:span text:style-name="T12"/></text:p>
            <text:p text:style-name="P8"><text:span text:style-name="T14">MIRKES, E. M. </text:span><text:span text:style-name="T15">Principal Component Analysis and Self-Organizing Maps</text:span><text:span text:style-name="T14">: applet. University of Leicester, 2011. Disponível em: &lt;http:// www.math.le.ac.uk/people/ag153/homepage/PCA_SOM/PCA_SOM.html&gt;. Acesso em: 09 set. 2014.</text:span></text:p>
            <text:p text:style-name="P8"><text:span text:style-name="T12"/></text:p>
            <text:p text:style-name="P8"><text:span text:style-name="T14">ROUSSEEUW, Peter J. </text:span><text:span text:style-name="T16">Silhouettes: a graphical aid to the interpretation and validation of cluster analysis. </text:span><text:span text:style-name="T17">Journal of computational an applied mathematics</text:span><text:span text:style-name="T16">, North-Holland: Elsevier Science</text:span><text:span text:style-name="T14">, v. 20, p. 53-65, 1987.</text:span></text:p>
            <text:p text:style-name="P8"><text:span text:style-name="T12"/></text:p>
            <text:p text:style-name="P8"><text:span text:style-name="T12">WHITE, Douglas R. ;REITZ, Karl P. </text:span><text:span text:style-name="T18">Rethinking the role concept: homomorphisms on social networks. In: FREEMAN, Linton C.; WHITE, Douglas R.; ROMNEY, A. K.(Ed.) </text:span><text:span text:style-name="T19">Research methods in social network analysis</text:span><text:span text:style-name="T12">. 1 ed. New Brunswick: Transaction, 1992. Cap. 13, p. 419-478.</text:span></text:p>
          </draw:text-box>
        </draw:frame>
        <presentation:notes draw:style-name="dp2">
          <draw:page-thumbnail draw:style-name="gr1" draw:layer="layout" svg:width="17.78cm" svg:height="8.89cm" svg:x="1.508cm" svg:y="3.032cm" draw:page-number="18" presentation:class="page"/>
          <draw:frame presentation:style-name="pr8" draw:layer="layout" svg:width="17.959cm" svg:height="14.189cm" svg:x="1.508cm" svg:y="12.4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/>
    <style:font-face style:name="DejaVu Sans2" svg:font-family="'DejaVu Sans'" style:font-family-generic="swiss"/>
    <style:font-face style:name="Liberation Sans3" svg:font-family="'Liberation Sans'" style:font-adornments="Regular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3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ans2" fo:font-family="'Liberation Sans', Arial" style:font-family-generic="swiss" style:font-pitch="variable" fo:font-size="10pt" fo:language="pt" fo:country="BR" style:letter-kerning="true" style:font-name-asian="Droid Sans Fallback1" style:font-family-asian="'Droid Sans Fallback'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top="1.87cm" fo:margin-bottom="2.24cm" style:text-autospace="none"/>
      <style:text-properties fo:text-transform="uppercase" style:font-name="Liberation Sans2" fo:font-family="'Liberation Sans', Arial" style:font-family-generic="swiss" style:font-pitch="variable" fo:font-size="12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1.87cm" fo:margin-bottom="2.24cm" style:text-autospace="none"/>
      <style:text-properties style:font-name="Liberation Sans2" fo:font-family="'Liberation Sans', Arial" style:font-family-generic="swiss" style:font-pitch="variable" fo:font-size="12pt" fo:font-style="normal" fo:font-weight="bold" style:font-name-asian="DejaVu Sans1" style:font-family-asian="'DejaVu Sans'" style:font-family-generic-asian="swiss" style:font-pitch-asian="variable" style:font-size-asian="14pt" style:font-style-asian="italic" style:font-weight-asian="normal" style:font-style-complex="normal" style:font-weight-complex="bold"/>
    </style:style>
    <style:style style:name="Heading_20_3" style:display-name="Heading 3" style:family="graphic">
      <style:paragraph-properties fo:margin-top="1.87cm" fo:margin-bottom="2.24cm" style:text-autospace="none"/>
      <style:text-properties style:font-name="Liberation Sans2" fo:font-family="'Liberation Sans', Arial" style:font-family-generic="swiss" style:font-pitch="variable" fo:font-size="12pt" fo:font-style="italic" fo:font-weight="bold" style:font-name-asian="DejaVu Sans1" style:font-family-asian="'DejaVu Sans'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4" style:display-name="Heading 4" style:family="graphic">
      <style:paragraph-properties fo:margin-top="1.87cm" fo:margin-bottom="2.24cm" style:text-autospace="none"/>
      <style:text-properties style:font-name="Liberation Sans2" fo:font-family="'Liberation Sans', Arial" style:font-family-generic="swiss" style:font-pitch="variable" fo:font-size="12pt" fo:font-style="normal" style:text-underline-style="solid" style:text-underline-width="auto" style:text-underline-color="font-color" fo:font-weight="bold" style:font-name-asian="DejaVu Sans1" style:font-family-asian="'DejaVu Sans'" style:font-family-generic-asian="swiss" style:font-pitch-asian="variable" style:font-size-asian="11.5pt" style:font-style-asian="italic" style:font-weight-asian="normal" style:font-style-complex="normal" style:font-weight-complex="bold"/>
    </style:style>
    <style:style style:name="Heading_20_5" style:display-name="Heading 5" style:family="graphic">
      <style:paragraph-properties fo:margin-top="1.87cm" fo:margin-bottom="2.24cm" style:text-autospace="none"/>
      <style:text-properties style:font-name="Liberation Sans2" fo:font-family="'Liberation Sans', Arial" style:font-family-generic="swiss" style:font-pitch="variable" fo:font-size="12pt" fo:font-weight="normal" style:font-name-asian="DejaVu Sans1" style:font-family-asian="'DejaVu Sans'" style:font-family-generic-asian="swiss" style:font-pitch-asian="variable" style:font-size-asian="11.5pt" style:font-weight-asian="bold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Definition" style:family="graphic">
      <style:paragraph-properties style:text-autospace="none"/>
      <style:text-properties style:font-name="Liberation Sans2" fo:font-family="'Liberation Sans', Arial" style:font-family-generic="swiss" style:font-pitch="variable"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rststyle-strong" style:family="graphic">
      <style:paragraph-properties style:text-autospace="none"/>
      <style:text-properties fo:font-weight="bold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Palavras-chave-titulo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Local-data" style:family="graphic">
      <style:paragraph-properties fo:margin-top="1.129cm" fo:margin-bottom="0.741cm" fo:text-align="end" style:text-autospace="none"/>
      <style:text-properties style:font-name="Liberation Sans2" fo:font-family="'Liberation Sans', Arial" style:font-family-generic="swiss" style:font-pitch="variable" fo:font-size="10pt"/>
    </style:style>
    <style:style style:name="Autor" style:family="graphic">
      <style:paragraph-properties fo:text-align="end" style:text-autospace="none"/>
      <style:text-properties style:font-name="Liberation Sans2" fo:font-family="'Liberation Sans', Arial" style:font-family-generic="swiss" style:font-pitch="variable" fo:font-size="10pt"/>
    </style:style>
    <style:style style:name="Header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  <style:text-properties style:font-name="Liberation Sans2" fo:font-family="'Liberation Sans', Arial" style:font-family-generic="swiss" style:font-pitch="variable" fo:font-size="10pt"/>
    </style:style>
    <style:style style:name="Table-heading-ilustracao" style:family="graphic">
      <style:paragraph-properties fo:text-align="center" style:text-autospace="none"/>
      <style:text-properties style:font-name="Liberation Sans2" fo:font-family="'Liberation Sans', Arial" style:font-family-generic="swiss" style:font-pitch="variable" fo:font-size="10pt" fo:font-weight="bold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style:font-name="Liberation Sans2" fo:font-family="'Liberation Sans', Arial" style:font-family-generic="swiss" style:font-pitch="variable" fo:font-size="10pt" fo:font-weight="bold" style:font-weight-asian="bold" style:font-weight-complex="bold"/>
    </style:style>
    <style:style style:name="Table_20_Contents" style:display-name="Table Contents" style:family="graphic">
      <style:paragraph-properties fo:text-align="center" style:text-autospace="none"/>
      <style:text-properties style:font-name="Liberation Sans2" fo:font-family="'Liberation Sans', Arial" style:font-family-generic="swiss" style:font-pitch="variable" fo:font-size="10pt"/>
    </style:style>
    <style:style style:name="Table-contents-ilustracao" style:family="graphic">
      <style:paragraph-properties fo:text-align="center" style:text-autospace="none"/>
      <style:text-properties style:font-name="Liberation Sans2" fo:font-family="'Liberation Sans', Arial" style:font-family-generic="swiss" style:font-pitch="variable" fo:font-size="10pt"/>
    </style:style>
    <style:style style:name="Frame_20_Contents" style:display-name="Frame Contents" style:family="graphic">
      <style:paragraph-properties fo:margin-left="0cm" fo:margin-right="0cm" fo:margin-top="0cm" fo:margin-bottom="0cm" fo:line-height="150%" fo:text-align="justify" fo:text-indent="2.207cm" style:text-autospace="none"/>
      <style:text-properties style:font-name="Liberation Sans2" fo:font-family="'Liberation Sans', Arial" style:font-family-generic="swiss" style:font-pitch="variable" fo:font-size="12pt"/>
    </style:style>
    <style:style style:name="Text_20_Body" style:display-name="Text Body" style:family="graphic">
      <style:paragraph-properties fo:margin-left="0cm" fo:margin-right="0cm" fo:margin-top="0cm" fo:margin-bottom="0cm" fo:line-height="150%" fo:text-align="justify" fo:text-indent="2.207cm" style:text-autospace="none"/>
      <style:text-properties style:font-name="Liberation Sans2" fo:font-family="'Liberation Sans', Arial" style:font-family-generic="swiss" style:font-pitch="variable" fo:font-size="12pt"/>
    </style:style>
    <style:style style:name="equacao" style:family="graphic">
      <style:paragraph-properties fo:margin-left="0cm" fo:margin-right="0cm" fo:margin-top="0.741cm" fo:margin-bottom="1.129cm" fo:line-height="100%" fo:text-align="center" fo:text-indent="0cm" style:text-autospace="none"/>
      <style:text-properties style:font-name="Liberation Sans2" fo:font-family="'Liberation Sans', Arial" style:font-family-generic="swiss" style:font-pitch="variable" fo:font-size="12pt"/>
    </style:style>
    <style:style style:name="Ilustracao-titulo" style:family="graphic">
      <style:paragraph-properties fo:margin-top="0cm" fo:margin-bottom="0.37cm" fo:text-align="center" style:text-autospace="none"/>
      <style:text-properties style:font-name="Liberation Sans2" fo:font-family="'Liberation Sans', Arial" style:font-family-generic="swiss" style:font-pitch="variable" fo:font-size="12pt" fo:font-style="normal" fo:font-weight="bold" style:font-name-asian="DejaVu Sans2" style:font-family-asian="'DejaVu Sans'" style:font-family-generic-asian="swiss" style:font-size-asian="12pt" style:font-style-asian="italic" style:font-weight-asian="normal" style:font-style-complex="normal" style:font-weight-complex="bold"/>
    </style:style>
    <style:style style:name="Caption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2pt"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Footer_20_Left" style:display-name="Footer Left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  <style:text-properties style:font-name="Liberation Sans2" fo:font-family="'Liberation Sans', Arial" style:font-family-generic="swiss" style:font-pitch="variable" fo:font-size="10pt"/>
    </style:style>
    <style:style style:name="Footer_20_Right" style:display-name="Footer Right" style:family="graphic">
      <style:paragraph-properties fo:text-align="end" style:text-autospace="none">
        <style:tab-stops>
          <style:tab-stop style:position="14.109cm" style:type="center"/>
          <style:tab-stop style:position="28.222cm" style:type="right"/>
        </style:tab-stops>
      </style:paragraph-properties>
      <style:text-properties style:font-name="Liberation Sans2" fo:font-family="'Liberation Sans', Arial" style:font-family-generic="swiss" style:font-pitch="variable" fo:font-size="10pt"/>
    </style:style>
    <style:style style:name="Ilustracao-fonte" style:family="graphic">
      <style:paragraph-properties fo:margin-top="0.616cm" fo:margin-bottom="1.129cm" fo:text-align="center" style:text-autospace="none"/>
      <style:text-properties style:font-name="Liberation Sans2" fo:font-family="'Liberation Sans', Arial" style:font-family-generic="swiss" style:font-pitch="variable" fo:font-size="10pt" fo:font-style="normal" fo:font-weight="bold" style:font-name-asian="DejaVu Sans2" style:font-family-asian="'DejaVu Sans'" style:font-family-generic-asian="swiss" style:font-size-asian="12pt" style:font-style-asian="italic" style:font-weight-asian="normal" style:font-style-complex="normal" style:font-weight-complex="bold"/>
    </style:style>
    <style:style style:name="Ilustracao-legenda" style:family="graphic">
      <style:paragraph-properties fo:margin-left="0cm" fo:margin-right="0cm" fo:margin-top="0.318cm" fo:margin-bottom="0cm" fo:text-align="justify" fo:text-indent="0cm" style:text-autospace="none"/>
      <style:text-properties style:font-name="Liberation Sans2" fo:font-family="'Liberation Sans', Arial" style:font-family-generic="swiss" style:font-pitch="variable" fo:font-size="10pt" fo:font-style="normal" fo:font-weight="normal" style:font-name-asian="DejaVu Sans2" style:font-family-asian="'DejaVu Sans'" style:font-family-generic-asian="swiss" style:font-size-asian="12pt" style:font-style-asian="italic" style:font-weight-asian="normal" style:font-style-complex="normal" style:font-weight-complex="normal"/>
    </style:style>
    <style:style style:name="rststyle-bibliography" style:family="graphic">
      <style:paragraph-properties fo:margin-left="0cm" fo:margin-right="0cm" fo:margin-top="0cm" fo:margin-bottom="0.741cm" fo:line-height="100%" fo:text-align="start" fo:text-indent="0cm" style:text-autospace="none"/>
      <style:text-properties style:font-name="Liberation Sans2" fo:font-family="'Liberation Sans', Arial" style:font-family-generic="swiss" style:font-pitch="variable" fo:font-size="12pt"/>
    </style:style>
    <style:style style:name="Illustration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2pt"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Footnote" style:family="graphic">
      <style:paragraph-properties fo:margin-left="1.055cm" fo:margin-right="0cm" fo:margin-top="0cm" fo:margin-bottom="0cm" fo:text-indent="-1.055cm" style:text-autospace="none"/>
      <style:text-properties style:font-name="Liberation Sans2" fo:font-family="'Liberation Sans', Arial" style:font-family-generic="swiss" style:font-pitch="variable" fo:font-size="10pt" style:font-size-asian="10pt" style:font-size-complex="10pt"/>
    </style:style>
    <style:style style:name="Bibliography_20_1" style:display-name="Bibliography 1" style:family="graphic">
      <style:paragraph-properties fo:margin-left="0cm" fo:margin-right="0cm" fo:margin-top="0cm" fo:margin-bottom="0.741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2pt" style:font-name-asian="DejaVu Sans2" style:font-family-asian="'DejaVu Sans'" style:font-family-generic-asian="swiss"/>
    </style:style>
    <style:style style:name="Index" style:family="graphic">
      <style:paragraph-properties style:text-autospace="none"/>
      <style:text-properties style:font-name="Liberation Sans2" fo:font-family="'Liberation Sans', Arial" style:font-family-generic="swiss" style:font-pitch="variable" fo:font-size="10pt" style:font-name-asian="DejaVu Sans2" style:font-family-asian="'DejaVu Sans'" style:font-family-generic-asian="swiss"/>
    </style:style>
    <style:style style:name="Footer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  <style:text-properties style:font-name="Liberation Sans2" fo:font-family="'Liberation Sans', Arial" style:font-family-generic="swiss" style:font-pitch="variable" fo:font-size="10pt"/>
    </style:style>
    <style:style style:name="Quotations" style:family="graphic">
      <style:paragraph-properties fo:margin-left="7.057cm" fo:margin-right="0cm" fo:margin-top="0.741cm" fo:margin-bottom="1.129cm" fo:text-align="justify" fo:text-indent="0cm" style:text-autospace="none"/>
      <style:text-properties style:font-name="Liberation Sans2" fo:font-family="'Liberation Sans', Arial" style:font-family-generic="swiss" style:font-pitch="variable" fo:font-size="12pt"/>
    </style:style>
    <style:style style:name="Bibliography_20_Heading" style:display-name="Bibliography Heading" style:family="graphic">
      <style:paragraph-properties fo:margin-left="0cm" fo:margin-right="0cm" fo:margin-top="0cm" fo:margin-bottom="2.24cm" fo:text-align="center" fo:text-indent="0cm" style:text-autospace="none"/>
      <style:text-properties fo:text-transform="uppercase" style:font-name="Liberation Sans2" fo:font-family="'Liberation Sans', Arial" style:font-family-generic="swiss" style:font-pitch="variable" fo:font-size="12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Resumo-texto" style:family="graphic">
      <style:paragraph-properties fo:line-height="150%" fo:text-align="justify" style:text-autospace="none"/>
      <style:text-properties style:font-name="Liberation Sans2" fo:font-family="'Liberation Sans', Arial" style:font-family-generic="swiss" style:font-pitch="variable" fo:font-size="11pt"/>
    </style:style>
    <style:style style:name="Resumo-titulo" style:family="graphic">
      <style:paragraph-properties fo:margin-top="1.499cm" fo:margin-bottom="0.741cm" fo:text-align="center" style:text-autospace="none"/>
      <style:text-properties style:font-name="Liberation Sans2" fo:font-family="'Liberation Sans', Arial" style:font-family-generic="swiss" style:font-pitch="variable" fo:font-size="11pt" fo:font-weight="bold" style:font-weight-asian="bold" style:font-weight-complex="bold"/>
    </style:style>
    <style:style style:name="Logo-caption" style:family="graphic">
      <style:paragraph-properties fo:margin-top="0.351cm" fo:margin-bottom="1.499cm" fo:text-align="center" style:text-autospace="none"/>
      <style:text-properties fo:text-transform="uppercase" style:font-name="Liberation Sans2" fo:font-family="'Liberation Sans', Arial" style:font-family-generic="swiss" style:font-pitch="variable" fo:font-size="10pt"/>
    </style:style>
    <style:style style:name="First_20_Line_20_Indent" style:display-name="First Line Indent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Liberation Sans2" fo:font-family="'Liberation Sans', Arial" style:font-family-generic="swiss" style:font-pitch="variable" fo:font-size="12pt"/>
    </style:style>
    <style:style style:name="List" style:family="graphic">
      <style:paragraph-properties fo:margin-left="0cm" fo:margin-right="0cm" fo:margin-top="0cm" fo:margin-bottom="0cm" fo:line-height="150%" fo:text-align="justify" fo:text-indent="2.207cm" style:text-autospace="none"/>
      <style:text-properties style:font-name="Liberation Sans2" fo:font-family="'Liberation Sans', Arial" style:font-family-generic="swiss" style:font-pitch="variable" fo:font-size="12pt" style:font-name-asian="DejaVu Sans2" style:font-family-asian="'DejaVu Sans'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9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9.0999984741211pt" style:font-style-asian="normal" style:font-weight-asian="normal" style:font-name-complex="FreeSans" style:font-family-complex="FreeSans" style:font-family-generic-complex="system" style:font-pitch-complex="variable" style:font-size-complex="49.0999984741211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7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8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9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3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3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text:span text:style-name="MT1">/</text:span><text:span text:style-name="MT1"><text:page-count>18</text:page-count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7.78cm" svg:height="8.89cm" svg:x="1.508cm" svg:y="3.032cm" presentation:class="page"/>
        <draw:frame presentation:style-name="Default-notes" draw:layer="backgroundobjects" svg:width="17.959cm" svg:height="14.189cm" svg:x="1.508cm" svg:y="12.43cm" presentation:class="notes" presentation:placeholder="true">
          <draw:text-box/>
        </draw:frame>
        <draw:frame presentation:style-name="Mpr2" draw:text-style-name="MP1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245cm" svg:height="1.384cm" svg:x="11.753cm" svg:y="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245cm" svg:height="1.384cm" svg:x="11.753cm" svg:y="27.3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3.848cm" svg:height="10.386cm" svg:x="3.575cm" svg:y="3.105cm" presentation:class="page"/>
        <draw:frame presentation:style-name="Default_20_2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1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45cm" svg:height="1.384cm" svg:x="11.754cm" svg:y="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45cm" svg:height="1.384cm" svg:x="11.754cm" svg:y="27.3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848cm" svg:height="10.386cm" svg:x="3.575cm" svg:y="3.105cm" presentation:class="page"/>
        <draw:frame presentation:style-name="Default_20_1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1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45cm" svg:height="1.384cm" svg:x="11.754cm" svg:y="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45cm" svg:height="1.384cm" svg:x="11.754cm" svg:y="27.3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ovani Marzano</meta:initial-creator>
    <meta:creation-date>2015-06-17T01:18:47.083957558</meta:creation-date>
    <dc:date>2015-06-17T13:02:17.233288417</dc:date>
    <dc:creator>Giovani Marzano</dc:creator>
    <meta:editing-duration>PT10H10M28S</meta:editing-duration>
    <meta:editing-cycles>32</meta:editing-cycles>
    <meta:generator>LibreOffice/4.2.8.2$Linux_X86_64 LibreOffice_project/420m0$Build-2</meta:generator>
    <meta:printed-by>Giovani Marzano</meta:printed-by>
    <meta:print-date>2015-06-17T12:48:27.836026626</meta:print-date>
    <meta:document-statistic meta:object-count="134"/>
  </office:meta>
</office:document-meta>
</file>